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ext_20_body" style:list-style-name="L2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3">
      <style:paragraph-properties fo:margin-top="0in" fo:margin-bottom="0in"/>
    </style:style>
    <style:style style:name="P14" style:family="paragraph" style:parent-style-name="Text_20_body" style:list-style-name="L4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48:2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list text:style-name="L1">
        <text:list-item>
          <text:p text:style-name="P1">Create a new project, and replace the content of the <text:span text:style-name="T1">main</text:span> method with the following code:</text:p>
        </text:list-item>
      </text:list>
      <text:p text:style-name="P2">int[] primes = {2, 3, 5, 7, 11, 13, 17, 19}</text:p>
      <text:p text:style-name="P3">for(int i = 0; i&lt; primes.Length; i++)</text:p>
      <text:p text:style-name="P4">{</text:p>
      <text:p text:style-name="P5"><text:s text:c="4"/>Console.WriteLine(primes[i]);</text:p>
      <text:p text:style-name="P6">}</text:p>
      <text:list text:style-name="L2">
        <text:list-item>
          <text:p text:style-name="P7">Execute the code. You should see the elements of the array <text:span text:style-name="T1">primes</text:span> (the prime numbers less than 20) in the console.</text:p>
        </text:list-item>
        <text:list-item>
          <text:p text:style-name="P7">Rewrite the code with <text:span text:style-name="T2">foreach</text:span> statement. Try to code yourself. Then check your answer with the following answer.</text:p>
        </text:list-item>
      </text:list>
      <text:p text:style-name="P8">int[] primes = {2, 3, 5, 7, 11, 13, 17, 19}</text:p>
      <text:p text:style-name="P9">foreach(int n in primes)</text:p>
      <text:p text:style-name="P10">{</text:p>
      <text:p text:style-name="P11"><text:s text:c="4"/>Console.WriteLine(n);</text:p>
      <text:p text:style-name="P12">}</text:p>
      <text:list text:style-name="L3">
        <text:list-item>
          <text:p text:style-name="P13">Explain two differences between the above codes.</text:p>
        </text:list-item>
        <text:list-item>
          <text:p text:style-name="P13">Which one is easier to understand?</text:p>
        </text:list-item>
        <text:list-item>
          <text:p text:style-name="P13">Which one needs fewer variables?</text:p>
        </text:list-item>
      </text:list>
      <text:h text:style-name="Heading_20_2" text:outline-level="2"><text:bookmark-start text:name="problem-2"/>Problem 2<text:bookmark-end text:name="problem-2"/></text:h>
      <text:list text:style-name="L4">
        <text:list-item>
          <text:p text:style-name="P14">Can you rewrite the following code with <text:span text:style-name="KeywordTok">foreach</text:span> statement? Why?</text:p>
        </text:list-item>
      </text:list>
      <text:p text:style-name="P15">double [] numbers = {1.2, 4.3, 5.7, 11, -3.13, 1.7}</text:p>
      <text:p text:style-name="P16"/>
      <text:p text:style-name="P17">for(int i = 0; i&lt; numbers.Length; i++)</text:p>
      <text:p text:style-name="P18">{</text:p>
      <text:p text:style-name="P19"><text:s text:c="4"/>numbers[i] = numbers[i] * 1.1;</text:p>
      <text:p text:style-name="P20"><text:s text:c="4"/>Console.WriteLine(numbers[i]);</text:p>
      <text:p text:style-name="P21">}</text:p>
      <text:h text:style-name="Heading_20_2" text:outline-level="2"><text:bookmark-start text:name="problem-3"/>problem 3<text:bookmark-end text:name="problem-3"/></text:h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48:34Z</meta:creation-date>
    <dc:date>2021-06-22T05:48:34Z</dc:date>
    <meta:user-defined meta:name="date" meta:value-type="string">June  22, 2021 (01:48:2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